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0c4fba" officeooo:paragraph-rsid="000c4fba"/>
    </style:style>
    <style:style style:name="P2" style:family="paragraph" style:parent-style-name="Heading_20_2">
      <style:text-properties officeooo:rsid="000e016e" officeooo:paragraph-rsid="000e016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rsid="000c4fba" officeooo:paragraph-rsid="000c4fba"/>
    </style:style>
    <style:style style:name="P5" style:family="paragraph" style:parent-style-name="Text_20_body">
      <style:paragraph-properties fo:text-align="center" style:justify-single-word="false"/>
      <style:text-properties officeooo:rsid="000c4fba" officeooo:paragraph-rsid="000c4fba"/>
    </style:style>
    <style:style style:name="P6" style:family="paragraph" style:parent-style-name="Text_20_body">
      <style:paragraph-properties fo:text-align="start" style:justify-single-word="false"/>
      <style:text-properties officeooo:rsid="000c4fba" officeooo:paragraph-rsid="000c4fba"/>
    </style:style>
    <style:style style:name="P7" style:family="paragraph" style:parent-style-name="Text_20_body" style:list-style-name="L1">
      <style:text-properties officeooo:rsid="000e016e" officeooo:paragraph-rsid="000e016e"/>
    </style:style>
    <style:style style:name="P8" style:family="paragraph" style:parent-style-name="Text_20_body" style:list-style-name="L1">
      <style:text-properties officeooo:rsid="000ebf75" officeooo:paragraph-rsid="000ebf75"/>
    </style:style>
    <style:style style:name="P9" style:family="paragraph" style:parent-style-name="Text_20_body">
      <style:text-properties officeooo:rsid="000f1364" officeooo:paragraph-rsid="000f1364"/>
    </style:style>
    <style:style style:name="P10" style:family="paragraph" style:parent-style-name="Title">
      <style:text-properties officeooo:rsid="000c4fba" officeooo:paragraph-rsid="000c4fba"/>
    </style:style>
    <style:style style:name="P11" style:family="paragraph" style:parent-style-name="Heading_20_1">
      <style:paragraph-properties fo:break-before="page"/>
      <style:text-properties officeooo:rsid="000c4fba" officeooo:paragraph-rsid="000c4fba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e016e"/>
    </style:style>
    <style:style style:name="T2" style:family="text">
      <style:text-properties officeooo:rsid="000f39a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ietokantasovellus</text:p>
      <text:p text:style-name="P1">Hiihtokisojen tulospalvelu</text:p>
      <text:p text:style-name="P5">Jani Luukko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Sisällysluettelo</text:p>
          </text:index-title>
          <text:p text:style-name="P13"><text:a xlink:type="simple" xlink:href="#__RefHeading__106_1225298432" text:style-name="Index_20_Link" text:visited-style-name="Index_20_Link">Johdanto<text:tab/>3</text:a></text:p>
          <text:p text:style-name="P12"><text:a xlink:type="simple" xlink:href="#__RefHeading__108_1225298432" text:style-name="Index_20_Link" text:visited-style-name="Index_20_Link">Tavoitteet<text:tab/>3</text:a></text:p>
        </text:index-body>
      </text:table-of-content>
      <text:p text:style-name="P6"/>
      <text:h text:style-name="P11" text:outline-level="1"><text:bookmark-start text:name="__RefHeading__106_1225298432"/>Johdanto<text:bookmark-end text:name="__RefHeading__106_1225298432"/></text:h>
      <text:p text:style-name="P4">Harjoitustyöni aiheena on hiihtokisojen tulospalvelu, joka on otettu Advanced Kittenry-sivuston valmiista aiheista. Tulospalvelu<text:span text:style-name="T1">n tarkoitus</text:span> välittää sen käyttäjille väli- ja lopputuloksia hiihtokisoista reaaliajassa <text:span text:style-name="T1">sekä antaa kisojen järjestäjille mahdollisuus ilmoittaa kisojen tuloksista nopeasti ja vaivattomasti sieltä missä kisat ovat.</text:span></text:p>
      <text:h text:style-name="P2" text:outline-level="2"><text:bookmark-start text:name="__RefHeading__108_1225298432"/>Tavoitteet<text:bookmark-end text:name="__RefHeading__108_1225298432"/></text:h>
      <text:list xml:id="list7152169271321205845" text:style-name="L1">
        <text:list-item>
          <text:p text:style-name="P7">Järjestelmä antaa hiihtokisojen ystäville helpon tavan saada selville eri kisojen tulokset</text:p>
        </text:list-item>
        <text:list-item>
          <text:p text:style-name="P8">Järjestelmä antaa hiihtokisojen järjestäjile sulavan tavan ilmoittaa netissä kisojen väli- ja lopputuloksia</text:p>
        </text:list-item>
      </text:list>
      <text:p text:style-name="P9">Järjestelmä toteutetaan Ruby-ohjelmointikielellä ja se käyttää Sinatra-kirjastoa web-sovelluksessa. Tällä hetkellä suunnitelmissa on toteuttaa järjestelmälle rajapinta Grape-kirjastoa käyttäen, jota sitten AngularJS-kirjastolla toteutettu käyttöliittymä. (Tämä saattaa vielä muuttua.)</text:p>
      <text:p text:style-name="P9">Järjestelmä toimii Heroku-ympäristössä ja se on suunniteltu toimimaan PostgreSQL-tietokannan kanssa. <text:span text:style-name="T2">Lisäksi koska järjestelmän käyttöliittymä hyödyntää AngularJS:ää, selaimen pitää tukea JavaScripti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36:36.691867000</meta:creation-date>
    <dc:date>2015-03-15T20:19:28.833998000</dc:date>
    <meta:editing-duration>PT42M5S</meta:editing-duration>
    <meta:editing-cycles>5</meta:editing-cycles>
    <meta:generator>LibreOffice/4.3.1.2$MacOSX_X86_64 LibreOffice_project/958349dc3b25111dbca392fbc281a05559ef6848</meta:generator>
    <meta:document-statistic meta:table-count="0" meta:image-count="0" meta:object-count="0" meta:page-count="3" meta:paragraph-count="13" meta:word-count="120" meta:character-count="1136" meta:non-whitespace-character-count="1031"/>
  </office:meta>
</office:document-meta>
</file>